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B000000087236636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Regular" style:font-charset="x-symbol"/>
    <style:font-face style:name="Lohit Devanagari1" svg:font-family="'Lohit Devanagari'"/>
    <style:font-face style:name="OpenSymbol" svg:font-family="OpenSymbol"/>
    <style:font-face style:name="Courier New" svg:font-family="'Courier New'" style:font-adornments="Regular" style:font-family-generic="modern" style:font-pitch="fixed"/>
    <style:font-face style:name="Cantarell2" svg:font-family="Cantarell" style:font-pitch="variable"/>
    <style:font-face style:name="Cantarell1" svg:font-family="Cantarell" style:font-adornments="Bold" style:font-pitch="variable"/>
    <style:font-face style:name="Cantarell" svg:font-family="Cantarell" style:font-adornments="Regular"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972in" style:rel-column-width="9437*"/>
    </style:style>
    <style:style style:name="Table1.B" style:family="table-column">
      <style:table-column-properties style:column-width="5.4597in" style:rel-column-width="51668*"/>
    </style:style>
    <style:style style:name="Table1.C" style:family="table-column">
      <style:table-column-properties style:column-width="0.4681in" style:rel-column-width="4430*"/>
    </style:style>
    <style:style style:name="Table1.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3813in" style:rel-column-width="13071*"/>
    </style:style>
    <style:style style:name="Table3.B" style:family="table-column">
      <style:table-column-properties style:column-width="5.5438in" style:rel-column-width="52464*"/>
    </style:style>
    <style:style style:name="Table3.A1" style:family="table-cell">
      <style:table-cell-properties fo:padding="0.0382in" fo:border="none"/>
    </style:style>
    <style:style style:name="Table2" style:family="table">
      <style:table-properties style:width="3.2597in" table:align="center"/>
    </style:style>
    <style:style style:name="Table2.A" style:family="table-column">
      <style:table-column-properties style:column-width="1.4715in"/>
    </style:style>
    <style:style style:name="Table2.B" style:family="table-column">
      <style:table-column-properties style:column-width="0.4486in"/>
    </style:style>
    <style:style style:name="Table2.C" style:family="table-column">
      <style:table-column-properties style:column-width="1.3396in"/>
    </style:style>
    <style:style style:name="Table2.A1" style:family="table-cell">
      <style:table-cell-properties fo:background-color="#000000" fo:padding="0.0382in" fo:border-left="0.05pt solid #ffffff" fo:border-right="none" fo:border-top="none" fo:border-bottom="none">
        <style:background-image/>
      </style:table-cell-properties>
    </style:style>
    <style:style style:name="Table2.B1" style:family="table-cell">
      <style:table-cell-properties fo:background-color="#000000" fo:padding="0.0382in" fo:border="none">
        <style:background-image/>
      </style:table-cell-properties>
    </style:style>
    <style:style style:name="Table2.C1" style:family="table-cell">
      <style:table-cell-properties fo:background-color="#000000" fo:padding="0.0382in" fo:border-left="none" fo:border-right="0.05pt solid #ffffff" fo:border-top="none" fo:border-bottom="none">
        <style:background-image/>
      </style:table-cell-properties>
    </style:style>
    <style:style style:name="Table2.A2" style:family="table-cell">
      <style:table-cell-properties fo:padding="0.0382in" fo:border-left="0.05pt solid #c0c0c0" fo:border-right="none" fo:border-top="none" fo:border-bottom="none"/>
    </style:style>
    <style:style style:name="Table2.B2" style:family="table-cell">
      <style:table-cell-properties fo:padding="0.0382in" fo:border-left="0.05pt solid #c0c0c0" fo:border-right="none" fo:border-top="none" fo:border-bottom="none"/>
    </style:style>
    <style:style style:name="Table2.C2" style:family="table-cell">
      <style:table-cell-properties fo:padding="0.0382in" fo:border-left="0.05pt solid #c0c0c0" fo:border-right="0.05pt solid #c0c0c0" fo:border-top="none" fo:border-bottom="none"/>
    </style:style>
    <style:style style:name="Table2.A3" style:family="table-cell">
      <style:table-cell-properties fo:padding="0.0382in" fo:border-left="0.05pt solid #c0c0c0" fo:border-right="none" fo:border-top="none" fo:border-bottom="none"/>
    </style:style>
    <style:style style:name="Table2.B3" style:family="table-cell">
      <style:table-cell-properties fo:padding="0.0382in" fo:border-left="0.05pt solid #c0c0c0" fo:border-right="none" fo:border-top="none" fo:border-bottom="none"/>
    </style:style>
    <style:style style:name="Table2.C3" style:family="table-cell">
      <style:table-cell-properties fo:padding="0.0382in" fo:border-left="0.05pt solid #c0c0c0" fo:border-right="0.05pt solid #c0c0c0" fo:border-top="none" fo:border-bottom="none"/>
    </style:style>
    <style:style style:name="Table2.A4" style:family="table-cell">
      <style:table-cell-properties fo:padding="0.0382in" fo:border-left="0.05pt solid #c0c0c0" fo:border-right="none" fo:border-top="none" fo:border-bottom="none"/>
    </style:style>
    <style:style style:name="Table2.B4" style:family="table-cell">
      <style:table-cell-properties fo:padding="0.0382in" fo:border-left="0.05pt solid #c0c0c0" fo:border-right="none" fo:border-top="none" fo:border-bottom="none"/>
    </style:style>
    <style:style style:name="Table2.C4" style:family="table-cell">
      <style:table-cell-properties fo:padding="0.0382in" fo:border-left="0.05pt solid #c0c0c0" fo:border-right="0.05pt solid #c0c0c0" fo:border-top="none" fo:border-bottom="none"/>
    </style:style>
    <style:style style:name="Table4" style:family="table">
      <style:table-properties style:width="3.2597in" table:align="center"/>
    </style:style>
    <style:style style:name="Table4.A" style:family="table-column">
      <style:table-column-properties style:column-width="1.4715in"/>
    </style:style>
    <style:style style:name="Table4.B" style:family="table-column">
      <style:table-column-properties style:column-width="0.4486in"/>
    </style:style>
    <style:style style:name="Table4.C" style:family="table-column">
      <style:table-column-properties style:column-width="1.3396in"/>
    </style:style>
    <style:style style:name="Table4.A1" style:family="table-cell">
      <style:table-cell-properties fo:background-color="#000000" fo:padding="0.0382in" fo:border-left="0.05pt solid #ffffff" fo:border-right="none" fo:border-top="none" fo:border-bottom="none">
        <style:background-image/>
      </style:table-cell-properties>
    </style:style>
    <style:style style:name="Table4.B1" style:family="table-cell">
      <style:table-cell-properties fo:background-color="#000000" fo:padding="0.0382in" fo:border="none">
        <style:background-image/>
      </style:table-cell-properties>
    </style:style>
    <style:style style:name="Table4.C1" style:family="table-cell">
      <style:table-cell-properties fo:background-color="#000000" fo:padding="0.0382in" fo:border-left="none" fo:border-right="0.05pt solid #ffffff" fo:border-top="none" fo:border-bottom="none">
        <style:background-image/>
      </style:table-cell-properties>
    </style:style>
    <style:style style:name="Table4.A2" style:family="table-cell">
      <style:table-cell-properties fo:padding="0.0382in" fo:border-left="0.05pt solid #c0c0c0" fo:border-right="none" fo:border-top="none" fo:border-bottom="none"/>
    </style:style>
    <style:style style:name="Table4.B2" style:family="table-cell">
      <style:table-cell-properties fo:padding="0.0382in" fo:border-left="0.05pt solid #c0c0c0" fo:border-right="none" fo:border-top="none" fo:border-bottom="none"/>
    </style:style>
    <style:style style:name="Table4.C2" style:family="table-cell">
      <style:table-cell-properties fo:padding="0.0382in" fo:border-left="0.05pt solid #c0c0c0" fo:border-right="0.05pt solid #c0c0c0" fo:border-top="none" fo:border-bottom="none"/>
    </style:style>
    <style:style style:name="Table4.A3" style:family="table-cell">
      <style:table-cell-properties fo:padding="0.0382in" fo:border-left="0.05pt solid #c0c0c0" fo:border-right="none" fo:border-top="none" fo:border-bottom="none"/>
    </style:style>
    <style:style style:name="Table4.B3" style:family="table-cell">
      <style:table-cell-properties fo:padding="0.0382in" fo:border-left="0.05pt solid #c0c0c0" fo:border-right="none" fo:border-top="none" fo:border-bottom="none"/>
    </style:style>
    <style:style style:name="Table4.C3" style:family="table-cell">
      <style:table-cell-properties fo:padding="0.0382in" fo:border-left="0.05pt solid #c0c0c0" fo:border-right="0.05pt solid #c0c0c0" fo:border-top="none" fo:border-bottom="none"/>
    </style:style>
    <style:style style:name="Table4.A4" style:family="table-cell">
      <style:table-cell-properties fo:padding="0.0382in" fo:border-left="0.05pt solid #c0c0c0" fo:border-right="none" fo:border-top="none" fo:border-bottom="none"/>
    </style:style>
    <style:style style:name="Table4.B4" style:family="table-cell">
      <style:table-cell-properties fo:padding="0.0382in" fo:border-left="0.05pt solid #c0c0c0" fo:border-right="none" fo:border-top="none" fo:border-bottom="none"/>
    </style:style>
    <style:style style:name="Table4.C4" style:family="table-cell">
      <style:table-cell-properties fo:padding="0.0382in" fo:border-left="0.05pt solid #c0c0c0" fo:border-right="0.05pt solid #c0c0c0" fo:border-top="none" fo:border-bottom="none"/>
    </style:style>
    <style:style style:name="Table4.A5" style:family="table-cell">
      <style:table-cell-properties fo:padding="0.0382in" fo:border-left="0.05pt solid #c0c0c0" fo:border-right="none" fo:border-top="none" fo:border-bottom="none"/>
    </style:style>
    <style:style style:name="Table4.B5" style:family="table-cell">
      <style:table-cell-properties fo:padding="0.0382in" fo:border-left="0.05pt solid #c0c0c0" fo:border-right="none" fo:border-top="none" fo:border-bottom="none"/>
    </style:style>
    <style:style style:name="Table4.C5" style:family="table-cell">
      <style:table-cell-properties fo:padding="0.0382in" fo:border-left="0.05pt solid #c0c0c0" fo:border-right="0.05pt solid #c0c0c0" fo:border-top="none" fo:border-bottom="none"/>
    </style:style>
    <style:style style:name="Table4.A6" style:family="table-cell">
      <style:table-cell-properties fo:padding="0.0382in" fo:border-left="0.05pt solid #c0c0c0" fo:border-right="none" fo:border-top="none" fo:border-bottom="none"/>
    </style:style>
    <style:style style:name="Table4.B6" style:family="table-cell">
      <style:table-cell-properties fo:padding="0.0382in" fo:border-left="0.05pt solid #c0c0c0" fo:border-right="none" fo:border-top="none" fo:border-bottom="none"/>
    </style:style>
    <style:style style:name="Table4.C6" style:family="table-cell">
      <style:table-cell-properties fo:padding="0.0382in" fo:border-left="0.05pt solid #c0c0c0" fo:border-right="0.05pt solid #c0c0c0" fo:border-top="none" fo:border-bottom="none"/>
    </style:style>
    <style:style style:name="Table4.A7" style:family="table-cell">
      <style:table-cell-properties fo:padding="0.0382in" fo:border-left="0.05pt solid #c0c0c0" fo:border-right="none" fo:border-top="none" fo:border-bottom="none"/>
    </style:style>
    <style:style style:name="Table4.B7" style:family="table-cell">
      <style:table-cell-properties fo:padding="0.0382in" fo:border-left="0.05pt solid #c0c0c0" fo:border-right="none" fo:border-top="none" fo:border-bottom="none"/>
    </style:style>
    <style:style style:name="Table4.C7" style:family="table-cell">
      <style:table-cell-properties fo:padding="0.0382in" fo:border-left="0.05pt solid #c0c0c0" fo:border-right="0.05pt solid #c0c0c0" fo:border-top="none" fo:border-bottom="none"/>
    </style:style>
    <style:style style:name="Table5" style:family="table">
      <style:table-properties style:width="6.925in" table:align="margins"/>
    </style:style>
    <style:style style:name="Table5.A" style:family="table-column">
      <style:table-column-properties style:column-width="0.3979in" style:rel-column-width="3765*"/>
    </style:style>
    <style:style style:name="Table5.B" style:family="table-column">
      <style:table-column-properties style:column-width="6.5271in" style:rel-column-width="617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color="#ffffff" fo:font-weight="bold" style:font-weight-asian="bold" style:font-weight-complex="bold"/>
    </style:style>
    <style:style style:name="P2" style:family="paragraph" style:parent-style-name="Table_20_Contents">
      <style:paragraph-properties fo:text-align="start" style:justify-single-word="false"/>
      <style:text-properties fo:color="#ffffff" officeooo:rsid="003108c8" officeooo:paragraph-rsid="003108c8"/>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rsid="003108c8" officeooo:paragraph-rsid="003108c8"/>
    </style:style>
    <style:style style:name="P5"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style:font-name="Webdings" fo:font-size="18pt" officeooo:rsid="0038517c" officeooo:paragraph-rsid="0038517c" style:font-name-asian="Webdings" style:font-size-asian="18pt" style:font-name-complex="Webdings" style:font-size-complex="18pt"/>
    </style:style>
    <style:style style:name="P7" style:family="paragraph" style:parent-style-name="Table_20_Contents">
      <style:text-properties officeooo:rsid="0038517c" officeooo:paragraph-rsid="0038517c"/>
    </style:style>
    <style:style style:name="P8" style:family="paragraph" style:parent-style-name="Standard">
      <style:text-properties officeooo:paragraph-rsid="001f2389"/>
    </style:style>
    <style:style style:name="P9" style:family="paragraph" style:parent-style-name="Standard">
      <style:text-properties officeooo:paragraph-rsid="0022992a"/>
    </style:style>
    <style:style style:name="P10" style:family="paragraph" style:parent-style-name="Standard">
      <style:text-properties officeooo:paragraph-rsid="00298d66"/>
    </style:style>
    <style:style style:name="P11" style:family="paragraph" style:parent-style-name="Standard">
      <style:text-properties officeooo:paragraph-rsid="0030a969"/>
    </style:style>
    <style:style style:name="P12" style:family="paragraph" style:parent-style-name="Standard">
      <style:text-properties officeooo:paragraph-rsid="003108c8"/>
    </style:style>
    <style:style style:name="P13" style:family="paragraph" style:parent-style-name="Standard">
      <style:text-properties officeooo:paragraph-rsid="00323f53"/>
    </style:style>
    <style:style style:name="P14" style:family="paragraph" style:parent-style-name="Standard">
      <style:text-properties officeooo:paragraph-rsid="00336c95"/>
    </style:style>
    <style:style style:name="P15" style:family="paragraph" style:parent-style-name="Standard">
      <style:text-properties officeooo:rsid="0022992a" officeooo:paragraph-rsid="001f2389"/>
    </style:style>
    <style:style style:name="P16" style:family="paragraph" style:parent-style-name="Standard">
      <style:text-properties officeooo:rsid="0022992a" officeooo:paragraph-rsid="0022992a"/>
    </style:style>
    <style:style style:name="P17" style:family="paragraph" style:parent-style-name="Standard">
      <style:text-properties officeooo:rsid="00260e1c" officeooo:paragraph-rsid="0022992a"/>
    </style:style>
    <style:style style:name="P18" style:family="paragraph" style:parent-style-name="Standard">
      <style:text-properties officeooo:rsid="00323f53" officeooo:paragraph-rsid="00260e1c"/>
    </style:style>
    <style:style style:name="P19" style:family="paragraph" style:parent-style-name="Standard">
      <style:text-properties officeooo:rsid="00323f53" officeooo:paragraph-rsid="00323f53"/>
    </style:style>
    <style:style style:name="P20" style:family="paragraph" style:parent-style-name="Standard">
      <style:text-properties officeooo:rsid="00298d66" officeooo:paragraph-rsid="00260e1c"/>
    </style:style>
    <style:style style:name="P21" style:family="paragraph" style:parent-style-name="Standard">
      <style:text-properties officeooo:rsid="00298d66" officeooo:paragraph-rsid="00298d66"/>
    </style:style>
    <style:style style:name="P22" style:family="paragraph" style:parent-style-name="Standard">
      <style:text-properties officeooo:rsid="002b15fe" officeooo:paragraph-rsid="00260e1c"/>
    </style:style>
    <style:style style:name="P23" style:family="paragraph" style:parent-style-name="Standard">
      <style:text-properties officeooo:rsid="002b15fe" officeooo:paragraph-rsid="002b15fe"/>
    </style:style>
    <style:style style:name="P24" style:family="paragraph" style:parent-style-name="Standard">
      <style:text-properties officeooo:rsid="002cc6d6" officeooo:paragraph-rsid="002cc6d6"/>
    </style:style>
    <style:style style:name="P25" style:family="paragraph" style:parent-style-name="Standard">
      <style:text-properties officeooo:rsid="00296886" officeooo:paragraph-rsid="00298d66"/>
    </style:style>
    <style:style style:name="P26" style:family="paragraph" style:parent-style-name="Standard">
      <style:text-properties officeooo:rsid="0030a969"/>
    </style:style>
    <style:style style:name="P27" style:family="paragraph" style:parent-style-name="Standard">
      <style:text-properties officeooo:rsid="0030a969" officeooo:paragraph-rsid="0030a969"/>
    </style:style>
    <style:style style:name="P28" style:family="paragraph" style:parent-style-name="Standard">
      <style:text-properties officeooo:rsid="0030a969" officeooo:paragraph-rsid="003108c8"/>
    </style:style>
    <style:style style:name="P29" style:family="paragraph" style:parent-style-name="Standard">
      <style:text-properties fo:font-weight="bold" officeooo:rsid="0030a969" officeooo:paragraph-rsid="003108c8" style:font-weight-asian="bold" style:font-weight-complex="bold"/>
    </style:style>
    <style:style style:name="P30" style:family="paragraph" style:parent-style-name="Standard">
      <style:text-properties fo:font-style="italic" officeooo:rsid="0030a969" officeooo:paragraph-rsid="0030a969" style:font-style-asian="italic" style:font-style-complex="italic"/>
    </style:style>
    <style:style style:name="P31" style:family="paragraph" style:parent-style-name="Standard">
      <style:text-properties officeooo:rsid="003108c8" officeooo:paragraph-rsid="003108c8"/>
    </style:style>
    <style:style style:name="P32" style:family="paragraph" style:parent-style-name="Standard">
      <style:text-properties officeooo:rsid="001e3533"/>
    </style:style>
    <style:style style:name="P33" style:family="paragraph" style:parent-style-name="Standard">
      <style:text-properties officeooo:rsid="001e3533" officeooo:paragraph-rsid="001e3533"/>
    </style:style>
    <style:style style:name="P34" style:family="paragraph" style:parent-style-name="Standard">
      <style:text-properties officeooo:rsid="00351c8c" officeooo:paragraph-rsid="00351c8c"/>
    </style:style>
    <style:style style:name="P35" style:family="paragraph" style:parent-style-name="Standard">
      <style:text-properties officeooo:rsid="00336c95" officeooo:paragraph-rsid="001f2389"/>
    </style:style>
    <style:style style:name="P36" style:family="paragraph" style:parent-style-name="Standard">
      <style:text-properties officeooo:rsid="00336c95" officeooo:paragraph-rsid="00336c95"/>
    </style:style>
    <style:style style:name="P37" style:family="paragraph" style:parent-style-name="Standard">
      <style:text-properties officeooo:paragraph-rsid="003a762d"/>
    </style:style>
    <style:style style:name="P38" style:family="paragraph" style:parent-style-name="CLI">
      <style:text-properties fo:font-size="8pt" style:font-size-asian="8pt" style:font-size-complex="8pt"/>
    </style:style>
    <style:style style:name="P39" style:family="paragraph" style:parent-style-name="CLI">
      <style:text-properties fo:font-size="8pt" officeooo:rsid="002b15fe" style:font-size-asian="8pt" style:font-size-complex="8pt"/>
    </style:style>
    <style:style style:name="P40" style:family="paragraph" style:parent-style-name="CLI">
      <style:text-properties fo:font-size="8pt" officeooo:rsid="002cc6d6" style:font-size-asian="8pt" style:font-size-complex="8pt"/>
    </style:style>
    <style:style style:name="P41" style:family="paragraph" style:parent-style-name="CLI">
      <style:text-properties fo:font-size="8pt" officeooo:rsid="003108c8" style:font-size-asian="8pt" style:font-size-complex="8pt"/>
    </style:style>
    <style:style style:name="P42" style:family="paragraph" style:parent-style-name="CLI">
      <style:text-properties officeooo:rsid="0030a969"/>
    </style:style>
    <style:style style:name="P43" style:family="paragraph" style:parent-style-name="CLI">
      <style:paragraph-properties fo:margin-left="0.0654in" fo:margin-right="-0.0016in" fo:text-indent="0in" style:auto-text-indent="false"/>
      <style:text-properties fo:font-size="8pt" officeooo:rsid="00260e1c" officeooo:paragraph-rsid="00260e1c" style:font-size-asian="8pt" style:font-size-complex="8pt"/>
    </style:style>
    <style:style style:name="P44" style:family="paragraph" style:parent-style-name="CLI">
      <style:paragraph-properties fo:margin-left="0.0654in" fo:margin-right="-0.0016in" fo:text-indent="0in" style:auto-text-indent="false"/>
      <style:text-properties fo:font-size="8pt" style:text-underline-style="solid" style:text-underline-width="auto" style:text-underline-color="font-color" officeooo:rsid="00260e1c" officeooo:paragraph-rsid="00260e1c" style:font-size-asian="8pt" style:font-size-complex="8pt"/>
    </style:style>
    <style:style style:name="P45" style:family="paragraph" style:parent-style-name="Text_20_body" style:list-style-name="L3">
      <style:text-properties officeooo:rsid="003878c1" officeooo:paragraph-rsid="003878c1"/>
    </style:style>
    <style:style style:name="P46" style:family="paragraph" style:parent-style-name="Heading_20_2">
      <style:text-properties officeooo:rsid="001e3533"/>
    </style:style>
    <style:style style:name="P47" style:family="paragraph" style:parent-style-name="Heading_20_2" style:list-style-name="">
      <style:paragraph-properties fo:text-align="justify" style:justify-single-word="false"/>
      <style:text-properties officeooo:rsid="001e3533"/>
    </style:style>
    <style:style style:name="P48" style:family="paragraph" style:parent-style-name="Heading_20_2">
      <style:text-properties officeooo:paragraph-rsid="002c74f4"/>
    </style:style>
    <style:style style:name="P49" style:family="paragraph" style:parent-style-name="Heading_20_2">
      <style:text-properties officeooo:rsid="003878c1" officeooo:paragraph-rsid="003878c1"/>
    </style:style>
    <style:style style:name="P50" style:family="paragraph" style:parent-style-name="Heading_20_2">
      <style:text-properties officeooo:rsid="0030a969"/>
    </style:style>
    <style:style style:name="P51" style:family="paragraph" style:parent-style-name="Heading_20_2" style:list-style-name="">
      <style:paragraph-properties fo:text-align="justify" style:justify-single-word="false"/>
      <style:text-properties officeooo:rsid="0030a969"/>
    </style:style>
    <style:style style:name="P52" style:family="paragraph" style:parent-style-name="Heading_20_2">
      <style:paragraph-properties fo:break-before="page"/>
      <style:text-properties officeooo:rsid="001e3533"/>
    </style:style>
    <style:style style:name="P53" style:family="paragraph" style:parent-style-name="Heading_20_2">
      <style:paragraph-properties fo:break-before="page"/>
      <style:text-properties officeooo:rsid="0030a969"/>
    </style:style>
    <style:style style:name="P54" style:family="paragraph" style:parent-style-name="Footer">
      <style:text-properties fo:font-size="7pt" officeooo:rsid="0039ecea" officeooo:paragraph-rsid="003a762d" style:font-size-asian="7pt" style:font-size-complex="7pt"/>
    </style:style>
    <style:style style:name="P55" style:family="paragraph" style:parent-style-name="Footer">
      <style:text-properties officeooo:rsid="0039ecea" officeooo:paragraph-rsid="0039ecea"/>
    </style:style>
    <style:style style:name="P56" style:family="paragraph" style:parent-style-name="Standard" style:list-style-name="L1">
      <style:text-properties officeooo:rsid="002b15fe" officeooo:paragraph-rsid="002b15fe"/>
    </style:style>
    <style:style style:name="P57" style:family="paragraph" style:parent-style-name="Standard" style:list-style-name="L1">
      <style:text-properties officeooo:rsid="0039ecea" officeooo:paragraph-rsid="002b15fe"/>
    </style:style>
    <style:style style:name="P58" style:family="paragraph" style:parent-style-name="Standard" style:list-style-name="L2">
      <style:text-properties officeooo:rsid="00298d66" officeooo:paragraph-rsid="00298d66"/>
    </style:style>
    <style:style style:name="P59" style:family="paragraph" style:parent-style-name="Standard">
      <style:text-properties officeooo:paragraph-rsid="003bafc7"/>
    </style:style>
    <style:style style:name="P60" style:family="paragraph" style:parent-style-name="Standard">
      <style:paragraph-properties fo:break-before="page"/>
      <style:text-properties officeooo:rsid="00323f53" officeooo:paragraph-rsid="003a762d"/>
    </style:style>
    <style:style style:name="P61" style:family="paragraph" style:parent-style-name="Heading_20_3">
      <style:text-properties officeooo:rsid="00296886"/>
    </style:style>
    <style:style style:name="P62" style:family="paragraph" style:parent-style-name="Heading_20_3">
      <style:text-properties officeooo:rsid="0030a969"/>
    </style:style>
    <style:style style:name="P63" style:family="paragraph">
      <style:text-properties style:font-name="Cantarell2" fo:font-size="8pt" style:font-size-asian="8pt" style:font-size-complex="8pt"/>
    </style:style>
    <style:style style:name="P64" style:family="paragraph">
      <style:paragraph-properties fo:text-align="center"/>
    </style:style>
    <style:style style:name="T1" style:family="text">
      <style:text-properties officeooo:rsid="001e3533"/>
    </style:style>
    <style:style style:name="T2" style:family="text">
      <style:text-properties officeooo:rsid="001f2389"/>
    </style:style>
    <style:style style:name="T3" style:family="text">
      <style:text-properties officeooo:rsid="002109e9"/>
    </style:style>
    <style:style style:name="T4" style:family="text">
      <style:text-properties officeooo:rsid="0022992a"/>
    </style:style>
    <style:style style:name="T5" style:family="text">
      <style:text-properties officeooo:rsid="00298d66"/>
    </style:style>
    <style:style style:name="T6" style:family="text">
      <style:text-properties officeooo:rsid="002b15fe"/>
    </style:style>
    <style:style style:name="T7" style:family="text">
      <style:text-properties fo:font-style="italic" officeooo:rsid="002b15fe" style:font-style-asian="italic" style:font-style-complex="italic"/>
    </style:style>
    <style:style style:name="T8" style:family="text">
      <style:text-properties officeooo:rsid="002c74f4"/>
    </style:style>
    <style:style style:name="T9" style:family="text">
      <style:text-properties officeooo:rsid="0030a969"/>
    </style:style>
    <style:style style:name="T10" style:family="text">
      <style:text-properties officeooo:rsid="003108c8"/>
    </style:style>
    <style:style style:name="T11" style:family="text">
      <style:text-properties officeooo:rsid="00323f53"/>
    </style:style>
    <style:style style:name="T12" style:family="text">
      <style:text-properties officeooo:rsid="00336c95"/>
    </style:style>
    <style:style style:name="T13" style:family="text">
      <style:text-properties officeooo:rsid="003878c1"/>
    </style:style>
    <style:style style:name="T14" style:family="text">
      <style:text-properties officeooo:rsid="003bafc7"/>
    </style:style>
    <style:style style:name="T15" style:family="text">
      <style:text-properties officeooo:rsid="003ccd80"/>
    </style:style>
    <style:style style:name="T16" style:family="text">
      <style:text-properties style:font-name="Cantarell2"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7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808080" draw:fill="non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text:span text:style-name="T1">Monitoring </text:span><text:span text:style-name="T12">gluster/Red Hat Storage</text:span><text:span text:style-name="T1"> with “gtop”</text:span></text:h>
      <text:h text:style-name="P46" text:outline-level="2">Background</text:h>
      <text:p text:style-name="P8"><text:span text:style-name="T2">Monitoring single systems on any operating system is a straight forward task. </text:span><text:span text:style-name="T3">However, the options available when monitoring performance across a 'cluster' </text:span><text:span text:style-name="T4">whilst maintaining the context of the service the cluster provides <text:s/>is more problematic.</text:span></text:p>
      <text:p text:style-name="P15"/>
      <text:p text:style-name="P9"><text:span text:style-name="T4">The glusterfs/vdsm components of Red Hat Storage do not currently expose monitoring information. In order to provide a view of what's going on within the cluster, <text:s/>SNMP </text:span><text:span text:style-name="T11">is a readily available data source provides most of the data that interests Storage/System Administrators. </text:span></text:p>
      <text:p text:style-name="P16"/>
      <text:p text:style-name="P9"><text:span text:style-name="T4">Gtop provides a command line tool, that brings together the </text:span><text:span text:style-name="T11">SNMP </text:span><text:span text:style-name="T4">statistics </text:span><text:span text:style-name="T11">within the context of gluster (nodes, volumes, bricks) </text:span><text:span text:style-name="T4">allowing admin</text:span><text:span text:style-name="T5">istrators</text:span><text:span text:style-name="T4"> to see performance and capacity information in one place. In addition to these metrics, gtop also performs checks on the presence of the glusterd process, alerting visually to any node/glusterd </text:span><text:span text:style-name="T5">disruption.</text:span></text:p>
      <text:p text:style-name="P16"><draw:frame text:anchor-type="paragraph" draw:z-index="2" draw:style-name="gr3" draw:text-style-name="P63" svg:width="0.9394in" svg:height="0.8969in" svg:x="7.061in" svg:y="0.2217in"><draw:text-box><text:p><text:span text:style-name="T16">Cluster information, provided an aggregated view of capacity and performance</text:span></text:p></draw:text-box></draw:frame><draw:custom-shape text:anchor-type="paragraph" draw:z-index="5" draw:style-name="gr4" draw:text-style-name="P64" svg:width="0.0303in" svg:height="0.3252in" svg:x="6.5134in" svg:y="0.2209in"><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text:anchor-type="paragraph" draw:z-index="1" draw:style-name="gr2" draw:text-style-name="P63" svg:width="1.315in" svg:height="0.7094in" svg:x="-0.4909in" svg:y="0.35in"><draw:text-box><text:p><text:span text:style-name="T16">Volume area providing a capacity centric view of the volumes provided by the cluster</text:span></text:p></draw:text-box></draw:frame></text:p>
          </table:table-cell>
          <table:table-cell table:style-name="Table1.A1" office:value-type="string">
            <text:p text:style-name="P43">gtop - 3.3.0.5rhs <text:s text:c="2"/>2 nodes, <text:s/>2 active <text:s/>CPU%: <text:s/>2 Avg, <text:s/>2 peak <text:s text:c="8"/>10:44:42 </text:p>
            <text:p text:style-name="P43">Activity - Network: <text:s/>12K in, <text:s/>12K out <text:s text:c="3"/>Disk: <text:s text:c="2"/>0b reads, <text:s text:c="2"/>0b writes </text:p>
            <text:p text:style-name="P43"><draw:custom-shape text:anchor-type="paragraph" draw:z-index="3" draw:style-name="gr4" draw:text-style-name="P64" svg:width="0.0748in" svg:height="0.5988in" svg:x="-0.0772in" svg:y="0.1217in"><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Storage - 3 volumes, <text:s/>6 bricks / <text:s text:c="3"/>5G raw, <text:s text:c="2"/>2G usable, 253M used, <text:s text:c="2"/>2G free </text:p>
            <text:p text:style-name="P44">Volume <text:s text:c="10"/>Bricks <text:s text:c="2"/>Type <text:s text:c="2"/>Size <text:s text:c="2"/>Used <text:s text:c="2"/>Free <text:s text:c="2"/>Volume Usage <text:s text:c="7"/></text:p>
            <text:p text:style-name="P43">ctdb <text:s text:c="16"/>2 <text:s text:c="4"/>R <text:s text:c="4"/>491M <text:s text:c="3"/>25M <text:s text:c="3"/>466M <text:s/>█ 5% </text:p>
            <text:p text:style-name="P43"><draw:line text:anchor-type="paragraph" draw:z-index="6" draw:style-name="gr5" draw:text-style-name="P64" svg:x1="-0.0772in" svg:y1="0.0102in" svg:x2="-0.298in" svg:y2="0.0102in"><text:p/></draw:line>ftp <text:s text:c="17"/>2 <text:s text:c="4"/>R <text:s text:c="4"/>991M <text:s text:c="3"/>33M <text:s text:c="3"/>959M <text:s/>█ 3% </text:p>
            <text:p text:style-name="P43">repl <text:s text:c="16"/>2 <text:s text:c="4"/>R <text:s text:c="3"/>1015M <text:s text:c="2"/>195M <text:s text:c="3"/>820M <text:s/>███ 19% </text:p>
            <text:p text:style-name="P43"/>
            <text:p text:style-name="P43"/>
            <text:p text:style-name="P43"><draw:frame text:anchor-type="paragraph" draw:z-index="0" draw:style-name="gr1" draw:text-style-name="P63" svg:width="1.0862in" svg:height="0.7614in" svg:x="-1.2972in" svg:y="0.3201in"><draw:text-box><text:p><text:span text:style-name="T16">Node area showing activity metrics for each node in the cluster</text:span></text:p></draw:text-box></draw:frame> <text:s text:c="23"/>CPU<text:tab/> Memory % <text:s text:c="7"/>Network AVG <text:s text:c="2"/>Disk I/O AVG </text:p>
            <text:p text:style-name="P44"><draw:custom-shape text:anchor-type="paragraph" draw:z-index="4" draw:style-name="gr4" draw:text-style-name="P64" svg:width="0.0961in" svg:height="0.687in" svg:x="-0.0839in" svg:y="0.0173in"><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S Gluster Node <text:s text:c="4"/>C/T <text:s text:c="2"/>% <text:s text:c="3"/>RAM <text:s text:c="2"/>Real|Swap <text:s text:c="4"/>In <text:s/>| Out <text:s text:c="3"/>Reads | Writes </text:p>
            <text:p text:style-name="P43">▲ rhs5-1 <text:s text:c="11"/>2 <text:s text:c="4"/>2 <text:s/>491M <text:s text:c="3"/>92 <text:s text:c="3"/>0 <text:s text:c="7"/>5K <text:s text:c="4"/>5K <text:s text:c="4"/>0b <text:s text:c="5"/>0b </text:p>
            <text:p text:style-name="P43"><draw:line text:anchor-type="paragraph" draw:z-index="7" draw:style-name="gr5" draw:text-style-name="P64" svg:x1="-0.0843in" svg:y1="0.0909in" svg:x2="-0.2835in" svg:y2="0.0909in"><text:p/></draw:line>▲ rhs5-2 <text:s text:c="11"/>2 <text:s text:c="4"/>2 <text:s/>491M <text:s text:c="3"/>88 <text:s text:c="3"/>0 <text:s text:c="7"/>7K <text:s text:c="4"/>7K <text:s text:c="4"/>0b <text:s text:c="5"/>0b </text:p>
            <text:p text:style-name="P43"/>
            <text:p text:style-name="P43"/>
            <text:p text:style-name="P43"/>
            <text:p text:style-name="P43"/>
          </table:table-cell>
          <table:table-cell table:style-name="Table1.A1" office:value-type="string">
            <text:p text:style-name="Table_20_Contents"><draw:line text:anchor-type="paragraph" draw:z-index="8" draw:style-name="gr5" draw:text-style-name="P64" svg:x1="0.048in" svg:y1="0.139in" svg:x2="0.1724in" svg:y2="0.139in"><text:p/></draw:line></text:p>
          </table:table-cell>
        </table:table-row>
      </table:table>
      <text:p text:style-name="P17"/>
      <text:p text:style-name="P18">Using SNMP as the data source isn't perfect, so it's good to understand the downsides to the way this tool gathers data. The bulk of the data provided by the SNMP agent is only refreshed every 5 seconds, so more granular performance analysis is not possible. In addition, the SNMP agent response can get delayed when nodes approach 70-80% CPU which can result in nodes temporarily dropping to an unknown state.</text:p>
      <text:p text:style-name="P20"/>
      <text:p text:style-name="P22">The gtop program is based on python (2.6, for RHEL6+ <text:span text:style-name="T14">compatibility</text:span>). </text:p>
      <text:list xml:id="list5532016567175746446" text:style-name="L1">
        <text:list-item>
          <text:p text:style-name="P56">Python's <text:span text:style-name="T14">multiprocessing</text:span> module is used to place the SNMP data gathering separate processes. Python's SNMP binding are synchronous, so without this approach data gathering can be blocked by a single node.</text:p>
        </text:list-item>
        <text:list-item>
          <text:p text:style-name="P56">Python supports PIPE's between the processes for data exchange, and shared memory for read only purposes. This means that when gtop starts there are 2 pids to manage the UI and memory, and secondary processes for each node's SNMP data gathering.</text:p>
        </text:list-item>
        <text:list-item>
          <text:p text:style-name="P56"><text:soft-page-break/>The UI is designed with the constraints of an 80x24 window (local console). </text:p>
        </text:list-item>
        <text:list-item>
          <text:p text:style-name="P56">Resizing the UI window when running under X windows is currently not supported, and results in program termination.</text:p>
          <text:p text:style-name="P57"/>
          <text:p text:style-name="P56"/>
        </text:list-item>
        <text:list-item>
          <text:p text:style-name="P56">The screen refreshes every 5 seconds automatically</text:p>
        </text:list-item>
        <text:list-item>
          <text:p text:style-name="P56">Sorting volume and node data areas is supported (see below)</text:p>
        </text:list-item>
        <text:list-item>
          <text:p text:style-name="P56">As well as a UI, the program accepts a server list or group of servers. In this mode, the program displays node statistics only to stdout.</text:p>
        </text:list-item>
      </text:list>
      <text:p text:style-name="P23"/>
      <text:h text:style-name="P48" text:outline-level="2"><text:span text:style-name="T1">Installation </text:span><text:span text:style-name="T11">Steps</text:span></text:h>
      <text:h text:style-name="P61" text:outline-level="3">Prerequisites</text:h>
      <text:p text:style-name="P10"><text:span text:style-name="T5">In order to use the tool, the following packages (RPMS) </text:span><text:span text:style-name="T11">need to be installed on each </text:span><text:span text:style-name="T5">gluster/RHS node.</text:span></text:p>
      <text:list xml:id="list4453804385652437608" text:style-name="L2">
        <text:list-item>
          <text:p text:style-name="P58">net-snmp</text:p>
        </text:list-item>
        <text:list-item>
          <text:p text:style-name="P58">net-snmp-utils</text:p>
        </text:list-item>
        <text:list-item>
          <text:p text:style-name="P58">net-snmp-python</text:p>
        </text:list-item>
      </text:list>
      <text:p text:style-name="P21"/>
      <text:p text:style-name="P59"><text:span text:style-name="T5">SNMP needs to be configured to </text:span><text:span text:style-name="T11">enable gtop to gather usage metrics</text:span><text:span text:style-name="T5">. A sample snmpd.conf file is provided which allows local write access, and remote read access to the SNMP MIBs </text:span><text:span text:style-name="T14">based on a community string of 'gluster'</text:span><text:span text:style-name="T5">. </text:span><text:span text:style-name="T14">The community name can be changed either in the code, or by providing a parameter override in the gtoprc.xml file (see appendices)</text:span></text:p>
      <text:p text:style-name="P59"><text:span text:style-name="T5"/></text:p>
      <text:p text:style-name="P59"><text:span text:style-name="T5">Although the bulk of the system stats are restricted to a 5 second refresh rate </text:span><text:span text:style-name="T8">due to the snmp agent</text:span><text:span text:style-name="T5">, network statistics can be tuned down to 1 second sample </text:span><text:span text:style-name="T11">rates which improves the accuracy of the UI.</text:span><text:span text:style-name="T5"> It is therefore recommended that the following snmpset command is added to the rc.local file on each node.</text:span></text:p>
      <text:p text:style-name="P21"/>
      <text:p text:style-name="P39"/>
      <text:p text:style-name="P38"><text:span text:style-name="T6">/sbin/snmpset -c &lt;</text:span><text:span text:style-name="T7">community name</text:span><text:span text:style-name="T6">&gt; -v2c <text:s/>127.0.0.1 1.3.6.1.4.1.8072.1.5.3.1.2.1.3.6.1.2.1.2.2 i 1</text:span></text:p>
      <text:p text:style-name="P39"/>
      <text:p text:style-name="P21"/>
      <text:p text:style-name="P24">Once snmpd is installed and the snmpd.conf file is in place, the snmpd daemon needs to be enabled</text:p>
      <text:p text:style-name="P24"/>
      <text:p text:style-name="P40">&gt;chkconfig snmpd –level 3 on </text:p>
      <text:p text:style-name="P40">&gt;service snmpd start</text:p>
      <text:p text:style-name="P24"/>
      <text:p text:style-name="P10"><text:span text:style-name="T5">It is </text:span><text:span text:style-name="T8">also </text:span><text:span text:style-name="T5">recommended that gtop is deployed to each of the nodes, </text:span><text:span text:style-name="T11">and placed in /root/bin.</text:span></text:p>
      <text:p text:style-name="P21"/>
      <text:p text:style-name="P25"/>
      <text:h text:style-name="P47" text:outline-level="2"/>
      <text:h text:style-name="P52" text:outline-level="2">Usage</text:h>
      <text:p text:style-name="P27">Gtop initially looks for a configuration file. This file can be used to provide 2 things;</text:p>
      <table:table table:name="Table3" table:style-name="Table3">
        <table:table-column table:style-name="Table3.A"/>
        <table:table-column table:style-name="Table3.B"/>
        <table:table-row>
          <table:table-cell table:style-name="Table3.A1" office:value-type="string">
            <text:p text:style-name="P29">server groups</text:p>
          </table:table-cell>
          <table:table-cell table:style-name="Table3.A1" office:value-type="string">
            <text:p text:style-name="P28">assigning a single name to a group of servers (used in batch mode)</text:p>
            <text:p text:style-name="P28"/>
          </table:table-cell>
        </table:table-row>
        <table:table-row>
          <table:table-cell table:style-name="Table3.A1" office:value-type="string">
            <text:p text:style-name="P29">runtime overrides </text:p>
          </table:table-cell>
          <table:table-cell table:style-name="Table3.A1" office:value-type="string">
            <text:p text:style-name="P28">changing disk block size, SNMP community string, influencing UI layout ratios (volume vs nodes)</text:p>
          </table:table-cell>
        </table:table-row>
      </table:table>
      <text:p text:style-name="P27"/>
      <text:p text:style-name="P30">An example of the configuration is provided in the appendices.</text:p>
      <text:p text:style-name="P27"/>
      <text:p text:style-name="P19">The overrides mechanism provides an easy way to change the way the program interacts with SNMP without changing the code itself.</text:p>
      <text:p text:style-name="P27"/>
      <text:p text:style-name="P11"><text:span text:style-name="T9">In addition to the UI shown, gtop can </text:span><text:span text:style-name="T10">also </text:span><text:span text:style-name="T9">be started in 'batch' mode. </text:span><text:span text:style-name="T10">This mode accepts a list of servers or a group name and simply write</text:span><text:span text:style-name="T11">s </text:span><text:span text:style-name="T10">node usage </text:span><text:span text:style-name="T11">statistics </text:span><text:span text:style-name="T10">to stdout every 5 seconds.</text:span></text:p>
      <text:p text:style-name="P31">e.g.</text:p>
      <text:p text:style-name="P41">[root@rhs5-1 ~]# gtop -g rhs5 </text:p>
      <text:p text:style-name="P41"/>
      <text:p text:style-name="P41">gtop starting </text:p>
      <text:p text:style-name="P41">Applying overrides from configuration file </text:p>
      <text:p text:style-name="P41"><text:tab/>SNMPCOMMUNITY = 'RHS' </text:p>
      <text:p text:style-name="P41"><text:tab/>BLOCKSIZE = 512 </text:p>
      <text:p text:style-name="P41"><text:tab/>VOLUMEAREAPCT = 30 </text:p>
      <text:p text:style-name="P41"><text:tab/>NODEAREAPCT = 50 </text:p>
      <text:p text:style-name="P41">Checking supplied server list is usable.. </text:p>
      <text:p text:style-name="P41">Checking SNMP is available on the selected hosts.. </text:p>
      <text:p text:style-name="P41">---&gt; rhs5-1 OK </text:p>
      <text:p text:style-name="P41">---&gt; rhs5-2 OK </text:p>
      <text:p text:style-name="P41"><text:s text:c="29"/>CPU <text:s text:c="7"/>Memory % <text:s/>Network AVG <text:s text:c="2"/>Disk I/O AVG </text:p>
      <text:p text:style-name="P41"><text:s text:c="2"/>Time <text:s text:c="3"/>Gluster Node <text:s text:c="2"/>C/T <text:s/>% <text:s text:c="2"/>RAM <text:s/>Real Swap <text:s text:c="3"/>In <text:s text:c="3"/>Out <text:s text:c="2"/>Reads Writes </text:p>
      <text:p text:style-name="P41">-------- --------------- --- --- ----- ----|---- ------|------ ------|------ </text:p>
      <text:p text:style-name="P41">16:47:19 rhs5-1 <text:s text:c="11"/>2 <text:s text:c="2"/>0 <text:s text:c="2"/>491M <text:s/>92 <text:s text:c="3"/>0 <text:s text:c="5"/>0b <text:s text:c="4"/>0b <text:s text:c="4"/>0b <text:s text:c="4"/>0b </text:p>
      <text:p text:style-name="P41">16:47:19 rhs5-2 <text:s text:c="11"/>2 <text:s text:c="2"/>0 <text:s text:c="2"/>491M <text:s/>93 <text:s text:c="3"/>0 <text:s text:c="5"/>0b <text:s text:c="4"/>0b <text:s text:c="4"/>0b <text:s text:c="4"/>0b </text:p>
      <text:p text:style-name="P41">16:47:24 rhs5-1 <text:s text:c="11"/>2 <text:s text:c="2"/>3 <text:s text:c="2"/>491M <text:s/>92 <text:s text:c="3"/>0 <text:s text:c="5"/>4K <text:s text:c="4"/>4K <text:s text:c="2"/>245K <text:s text:c="4"/>0b </text:p>
      <text:p text:style-name="P41">16:47:24 rhs5-2 <text:s text:c="11"/>2 <text:s text:c="2"/>0 <text:s text:c="2"/>491M <text:s/>93 <text:s text:c="3"/>0 <text:s text:c="5"/>4K <text:s text:c="4"/>3K <text:s text:c="4"/>0b <text:s text:c="4"/>0b </text:p>
      <text:p text:style-name="P41">16:47:29 rhs5-1 <text:s text:c="11"/>2 <text:s text:c="2"/>3 <text:s text:c="2"/>491M <text:s/>92 <text:s text:c="3"/>0 <text:s text:c="5"/>5K <text:s text:c="4"/>5K <text:s text:c="4"/>0b <text:s text:c="3"/>12K </text:p>
      <text:p text:style-name="P41">16:47:29 rhs5-2 <text:s text:c="11"/>2 <text:s text:c="2"/>2 <text:s text:c="2"/>491M <text:s/>93 <text:s text:c="3"/>0 <text:s text:c="5"/>5K <text:s text:c="4"/>4K <text:s text:c="4"/>0b <text:s text:c="4"/>3K </text:p>
      <text:p text:style-name="P41">16:47:34 rhs5-1 <text:s text:c="11"/>2 <text:s text:c="2"/>1 <text:s text:c="2"/>491M <text:s/>92 <text:s text:c="3"/>0 <text:s text:c="5"/>4K <text:s text:c="4"/>4K <text:s text:c="4"/>0b <text:s text:c="4"/>4K </text:p>
      <text:p text:style-name="P41">16:47:34 rhs5-2 <text:s text:c="11"/>2 <text:s text:c="2"/>0 <text:s text:c="2"/>491M <text:s/>93 <text:s text:c="3"/>0 <text:s text:c="5"/>4K <text:s text:c="4"/>3K <text:s text:c="4"/>0b <text:s text:c="4"/>6K </text:p>
      <text:p text:style-name="P41">16:47:39 rhs5-1 <text:s text:c="11"/>2 <text:s text:c="2"/>1 <text:s text:c="2"/>491M <text:s/>92 <text:s text:c="3"/>0 <text:s text:c="5"/>4K <text:s text:c="4"/>4K <text:s text:c="4"/>0b <text:s text:c="4"/>0b </text:p>
      <text:p text:style-name="P41">16:47:39 rhs5-2 <text:s text:c="11"/>2 <text:s text:c="2"/>0 <text:s text:c="2"/>491M <text:s/>93 <text:s text:c="3"/>0 <text:s text:c="5"/>4K <text:s text:c="4"/>3K <text:s text:c="4"/>0b <text:s text:c="2"/>512b </text:p>
      <text:p text:style-name="P41">^CProgram terminated. </text:p>
      <text:p text:style-name="P41">[root@rhs5-1 ~]# </text:p>
      <text:p text:style-name="P32"/>
      <text:p text:style-name="P37"><text:span text:style-name="T11">Using gtop via the UI </text:span><text:span text:style-name="T10">provides a means of observing the </text:span><text:span text:style-name="T11">performance </text:span><text:span text:style-name="T10">and capacity utilisation in the cluster, </text:span><text:span text:style-name="T11">in </text:span><text:span text:style-name="T10">near real-time. </text:span><text:span text:style-name="T11">T</text:span><text:span text:style-name="T10">he console </text:span><text:span text:style-name="T11">provides a means of sorting the data displayed, allowing both forward and reverse sorts to be performed. </text:span></text:p>
      <text:p text:style-name="P60">The sort keys work as toggles providing sort direction changes.</text:p>
      <text:p text:style-name="P3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Window Area</text:p>
            </table:table-cell>
            <table:table-cell table:style-name="Table2.B1" office:value-type="string">
              <text:p text:style-name="P2">Keys</text:p>
            </table:table-cell>
            <table:table-cell table:style-name="Table2.C1" office:value-type="string">
              <text:p text:style-name="P2">Sort Sequence</text:p>
            </table:table-cell>
          </table:table-row>
        </table:table-header-rows>
        <table:table-row>
          <table:table-cell table:style-name="Table2.A2" office:value-type="string">
            <text:p text:style-name="P4">Volume Information</text:p>
          </table:table-cell>
          <table:table-cell table:style-name="Table2.B2" office:value-type="string">
            <text:p text:style-name="P4">F/f</text:p>
          </table:table-cell>
          <table:table-cell table:style-name="Table2.C2" office:value-type="string">
            <text:p text:style-name="P4">Freespace</text:p>
          </table:table-cell>
        </table:table-row>
        <table:table-row>
          <table:table-cell table:style-name="Table2.A4" office:value-type="string">
            <text:p text:style-name="P3"/>
          </table:table-cell>
          <table:table-cell table:style-name="Table2.B4" office:value-type="string">
            <text:p text:style-name="P4">V/v</text:p>
          </table:table-cell>
          <table:table-cell table:style-name="Table2.C3" office:value-type="string">
            <text:p text:style-name="P4">Volume name</text:p>
          </table:table-cell>
        </table:table-row>
        <table:table-row>
          <table:table-cell table:style-name="Table2.A4" office:value-type="string">
            <text:p text:style-name="P3"/>
          </table:table-cell>
          <table:table-cell table:style-name="Table2.B4" office:value-type="string">
            <text:p text:style-name="P4">S/s</text:p>
          </table:table-cell>
          <table:table-cell table:style-name="Table2.C4" office:value-type="string">
            <text:p text:style-name="P4">Volume Size</text:p>
          </table:table-cell>
        </table:table-row>
      </table:table>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Window Area</text:p>
            </table:table-cell>
            <table:table-cell table:style-name="Table4.B1" office:value-type="string">
              <text:p text:style-name="P2">Keys</text:p>
            </table:table-cell>
            <table:table-cell table:style-name="Table4.C1" office:value-type="string">
              <text:p text:style-name="P2">Sort Sequence</text:p>
            </table:table-cell>
          </table:table-row>
        </table:table-header-rows>
        <table:table-row>
          <table:table-cell table:style-name="Table4.A7" office:value-type="string">
            <text:p text:style-name="P4">Node Information</text:p>
          </table:table-cell>
          <table:table-cell table:style-name="Table4.B7" office:value-type="string">
            <text:p text:style-name="P4">N/n</text:p>
          </table:table-cell>
          <table:table-cell table:style-name="Table4.C2" office:value-type="string">
            <text:p text:style-name="P4">Node name</text:p>
          </table:table-cell>
        </table:table-row>
        <table:table-row>
          <table:table-cell table:style-name="Table4.A4" office:value-type="string">
            <text:p text:style-name="P3"/>
          </table:table-cell>
          <table:table-cell table:style-name="Table4.B4" office:value-type="string">
            <text:p text:style-name="P4">C/c</text:p>
          </table:table-cell>
          <table:table-cell table:style-name="Table4.C3" office:value-type="string">
            <text:p text:style-name="P4">CPU Busy</text:p>
          </table:table-cell>
        </table:table-row>
        <table:table-row>
          <table:table-cell table:style-name="Table4.A4" office:value-type="string">
            <text:p text:style-name="P3"/>
          </table:table-cell>
          <table:table-cell table:style-name="Table4.B4" office:value-type="string">
            <text:p text:style-name="P4">I/i</text:p>
          </table:table-cell>
          <table:table-cell table:style-name="Table4.C4" office:value-type="string">
            <text:p text:style-name="P4">Network in rate</text:p>
          </table:table-cell>
        </table:table-row>
        <table:table-row>
          <table:table-cell table:style-name="Table4.A5" office:value-type="string">
            <text:p text:style-name="P3"/>
          </table:table-cell>
          <table:table-cell table:style-name="Table4.B5" office:value-type="string">
            <text:p text:style-name="P4">O/o</text:p>
          </table:table-cell>
          <table:table-cell table:style-name="Table4.C5" office:value-type="string">
            <text:p text:style-name="P4">Network Out rate</text:p>
          </table:table-cell>
        </table:table-row>
        <table:table-row>
          <table:table-cell table:style-name="Table4.A7" office:value-type="string">
            <text:p text:style-name="P3"/>
          </table:table-cell>
          <table:table-cell table:style-name="Table4.B7" office:value-type="string">
            <text:p text:style-name="P4">R/r</text:p>
          </table:table-cell>
          <table:table-cell table:style-name="Table4.C6" office:value-type="string">
            <text:p text:style-name="P4">Disk Read average</text:p>
          </table:table-cell>
        </table:table-row>
        <table:table-row>
          <table:table-cell table:style-name="Table4.A7" office:value-type="string">
            <text:p text:style-name="P3"/>
          </table:table-cell>
          <table:table-cell table:style-name="Table4.B7" office:value-type="string">
            <text:p text:style-name="P4">W/w</text:p>
          </table:table-cell>
          <table:table-cell table:style-name="Table4.C7" office:value-type="string">
            <text:p text:style-name="P4">Disk Write average</text:p>
          </table:table-cell>
        </table:table-row>
      </table:table>
      <text:p text:style-name="P31"/>
      <text:p text:style-name="P12"><text:span text:style-name="T10">The volume area </text:span><text:span text:style-name="T13">is also scrollable using the up and down arrows, enabling configurations with larger volume counts to be monitored.</text:span></text:p>
      <text:p text:style-name="P19"/>
      <text:p text:style-name="P13"><text:span text:style-name="T11">Individual node statistics are aggregated at each interval and displayed in the info area at the top of the UI. This area provides an insight into </text:span><text:span text:style-name="T12">the workload running against the entire cluster.</text:span></text:p>
      <text:p text:style-name="P32"/>
      <text:p text:style-name="P34">In addition to the performance and capacity metrics, gtop also checks for the presence of glusterd on each of the nodes. Each node shown has a status indicator in the first column, which changes based on the status of glusterd and SNMP on that node</text:p>
      <text:p text:style-name="P34"/>
      <table:table table:name="Table5" table:style-name="Table5">
        <table:table-column table:style-name="Table5.A"/>
        <table:table-column table:style-name="Table5.B"/>
        <table:table-row>
          <table:table-cell table:style-name="Table5.A1" office:value-type="string">
            <text:p text:style-name="P6"></text:p>
          </table:table-cell>
          <table:table-cell table:style-name="Table5.B1" office:value-type="string">
            <text:p text:style-name="P7">Glusterd process on the node is present, and SNMP is responding</text:p>
          </table:table-cell>
        </table:table-row>
        <table:table-row>
          <table:table-cell table:style-name="Table5.A2" office:value-type="string">
            <text:p text:style-name="P6"></text:p>
          </table:table-cell>
          <table:table-cell table:style-name="Table5.B2" office:value-type="string">
            <text:p text:style-name="P7">Glusterd process was not found in the current process list, and SNMP is responding</text:p>
          </table:table-cell>
        </table:table-row>
        <table:table-row>
          <table:table-cell table:style-name="Table5.A2" office:value-type="string">
            <text:p text:style-name="P5">?</text:p>
          </table:table-cell>
          <table:table-cell table:style-name="Table5.B2" office:value-type="string">
            <text:p text:style-name="P7">SNMP for the node is not responding – node could be down, or SNMP community may be incorrect</text:p>
          </table:table-cell>
        </table:table-row>
      </table:table>
      <text:p text:style-name="P34"/>
      <text:p text:style-name="P32"/>
      <text:h text:style-name="P46" text:outline-level="2">Feedback</text:h>
      <text:p text:style-name="P8"><text:span text:style-name="T2"><text:s/></text:span><text:span text:style-name="T12">For further information, enhancement ideas or code contributions please contact</text:span></text:p>
      <text:p text:style-name="P35"/>
      <text:p text:style-name="P14"><text:a xlink:type="simple" xlink:href="mailto:paul.cuzner@redhat.com"><text:span text:style-name="T12">paul.cuzner@redhat.com</text:span></text:a></text:p>
      <text:p text:style-name="P36"/>
      <text:p text:style-name="P33"/>
      <text:h text:style-name="P49" text:outline-level="2"><text:soft-page-break/>Known Issues</text:h>
      <text:list xml:id="list6631956267381695682" text:style-name="L3">
        <text:list-item>
          <text:p text:style-name="P45">The console UI uses unicode characters to indicate the state of the node. On some tty's these codes do not render properly.</text:p>
        </text:list-item>
      </text:list>
      <text:h text:style-name="P50" text:outline-level="2"/>
      <text:h text:style-name="P51" text:outline-level="2"/>
      <text:h text:style-name="P53" text:outline-level="2">Appendices</text:h>
      <text:p text:style-name="P27"/>
      <text:h text:style-name="P62" text:outline-level="3">gtoprc.xml</text:h>
      <text:p text:style-name="P42">&lt;gtop&gt;</text:p>
      <text:p text:style-name="P42"><text:tab/>&lt;parameters&gt;</text:p>
      <text:p text:style-name="P42"><text:tab/><text:tab/>&lt;SNMPCOMMUNITY="<text:span text:style-name="T15">gluster</text:span>"/&gt;</text:p>
      <text:p text:style-name="P42"><text:tab/><text:tab/>&lt;BLOCKSIZE=512/&gt;</text:p>
      <text:p text:style-name="P42"><text:tab/><text:tab/>&lt;VOLUMEAREAPCT=.3/&gt;</text:p>
      <text:p text:style-name="P42"><text:tab/><text:tab/>&lt;NODEAREAPCT=.5/&gt;</text:p>
      <text:p text:style-name="P42"><text:tab/>&lt;/parameters&gt;</text:p>
      <text:p text:style-name="P42"><text:tab/>&lt;grouplist&gt;</text:p>
      <text:p text:style-name="P42"><text:tab/><text:tab/>&lt;group name="services"&gt;</text:p>
      <text:p text:style-name="P42"><text:tab/><text:tab/><text:tab/>&lt;server name="svcs"/&gt;<text:tab/></text:p>
      <text:p text:style-name="P42"><text:tab/><text:tab/>&lt;/group&gt;</text:p>
      <text:p text:style-name="P42"><text:tab/><text:tab/>&lt;group name="rhs1"&gt;</text:p>
      <text:p text:style-name="P42"><text:tab/><text:tab/><text:tab/>&lt;server name="rhs-1"/&gt;</text:p>
      <text:p text:style-name="P42"><text:tab/><text:tab/><text:tab/>&lt;server name="rhs-2"/&gt;</text:p>
      <text:p text:style-name="P42"><text:tab/><text:tab/><text:tab/>&lt;server name="rhs-3"/&gt;</text:p>
      <text:p text:style-name="P42"><text:tab/><text:tab/><text:tab/>&lt;server name="rhs-4"/&gt;</text:p>
      <text:p text:style-name="P42"><text:tab/><text:tab/>&lt;/group&gt;</text:p>
      <text:p text:style-name="P42"><text:tab/><text:tab/>&lt;group name="rhs5"&gt;</text:p>
      <text:p text:style-name="P42"><text:tab/><text:tab/><text:tab/>&lt;server name="rhs5-1"/&gt;</text:p>
      <text:p text:style-name="P42"><text:tab/><text:tab/><text:tab/>&lt;server name="rhs5-2"/&gt;</text:p>
      <text:p text:style-name="P42"><text:tab/><text:tab/>&lt;/group&gt;</text:p>
      <text:p text:style-name="P42"><text:tab/>&lt;/grouplist&gt;</text:p>
      <text:p text:style-name="P42">&lt;/gtop&gt;</text:p>
      <text:p text:style-name="P42"/>
      <text:p text:style-name="P42"/>
      <text:p text:style-name="P26"/>
      <text:p text:style-name="P2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ebdings" svg:font-family="Webdings" style:font-adornments="Regular" style:font-charset="x-symbol"/>
    <style:font-face style:name="Lohit Devanagari1" svg:font-family="'Lohit Devanagari'"/>
    <style:font-face style:name="OpenSymbol" svg:font-family="OpenSymbol"/>
    <style:font-face style:name="Courier New" svg:font-family="'Courier New'" style:font-adornments="Regular" style:font-family-generic="modern" style:font-pitch="fixed"/>
    <style:font-face style:name="Cantarell2" svg:font-family="Cantarell" style:font-pitch="variable"/>
    <style:font-face style:name="Cantarell1" svg:font-family="Cantarell" style:font-adornments="Bold" style:font-pitch="variable"/>
    <style:font-face style:name="Cantarell" svg:font-family="Cantarell" style:font-adornments="Regular"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ntarell" fo:font-size="10pt" style:font-size-asian="10.5pt" style:font-weight-asian="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antarell1" fo:font-size="120%"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style:font-name="Cantarell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0pt" fo:font-weight="bold" style:font-size-asian="14pt" style:font-weight-asian="normal" style:font-size-complex="14pt" style:font-weight-complex="bold"/>
    </style:style>
    <style:style style:name="CLI" style:family="paragraph" style:parent-style-name="Standard" style:class="text">
      <style:paragraph-properties fo:text-align="start" style:justify-single-word="false" fo:background-color="#333333">
        <style:background-image/>
      </style:paragraph-properties>
      <style:text-properties fo:color="#ffffff" style:font-name="Courier New" fo:font-size="9pt" style:font-size-asian="10.5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6" style:family="table">
      <style:table-properties style:width="6.925in" table:align="margins"/>
    </style:style>
    <style:style style:name="Table6.A" style:family="table-column">
      <style:table-column-properties style:column-width="6.4958in" style:rel-column-width="61473*"/>
    </style:style>
    <style:style style:name="Table6.B" style:family="table-column">
      <style:table-column-properties style:column-width="0.4292in" style:rel-column-width="4062*"/>
    </style:style>
    <style:style style:name="Table6.A1" style:family="table-cell">
      <style:table-cell-properties fo:padding="0.0382in" fo:border-left="none" fo:border-right="none" fo:border-top="1.05pt solid #000000" fo:border-bottom="none"/>
    </style:style>
    <style:style style:name="Table6.B1" style:family="table-cell">
      <style:table-cell-properties fo:background-color="#000000" fo:padding="0.0382in" fo:border-left="none" fo:border-right="none" fo:border-top="1.05pt solid #000000" fo:border-bottom="none">
        <style:background-image/>
      </style:table-cell-properties>
    </style:style>
    <style:style style:name="MP1" style:family="paragraph" style:parent-style-name="Footer">
      <style:text-properties fo:font-size="7pt" officeooo:rsid="0039ecea" officeooo:paragraph-rsid="003a762d" style:font-size-asian="7pt" style:font-size-complex="7pt"/>
    </style:style>
    <style:style style:name="MP2" style:family="paragraph" style:parent-style-name="Table_20_Contents">
      <style:paragraph-properties fo:text-align="center" style:justify-single-word="false"/>
      <style:text-properties fo:color="#ffffff" fo:font-weight="bold" style:font-weight-asian="bold" style:font-weight-complex="bold"/>
    </style:style>
    <style:style style:name="MP3" style:family="paragraph" style:parent-style-name="Footer">
      <style:text-properties officeooo:rsid="0039ecea" officeooo:paragraph-rsid="0039ece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2" text:anchor-type="paragraph" svg:x="5.7016in" svg:y="-0.5in" svg:width="1.4217in" svg:height="1.0807in" draw:z-index="20"><draw:image xlink:href="Pictures/10000201000000B000000087236636A7.png" xlink:type="simple" xlink:show="embed" xlink:actuate="onLoad"/></draw:frame><draw:custom-shape text:anchor-type="paragraph" draw:z-index="14" draw:style-name="Mgr1" svg:width="6.9169in" svg:height="0.4567in" svg:x="-0.0138in" svg:y="-0.05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style:header>
      <style:footer>
        <table:table table:name="Table6" table:style-name="Table6">
          <table:table-column table:style-name="Table6.A"/>
          <table:table-column table:style-name="Table6.B"/>
          <table:table-row>
            <table:table-cell table:style-name="Table6.A1" office:value-type="string">
              <text:p text:style-name="MP1">Paul Cuzner</text:p>
              <text:p text:style-name="MP1">March 2013</text:p>
            </table:table-cell>
            <table:table-cell table:style-name="Table6.B1" office:value-type="string">
              <text:p text:style-name="MP2"><text:page-number text:select-page="current">6</text:page-number> / <text:page-count>6</text:page-count></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24:03</meta:creation-date>
    <meta:editing-duration>PT6H37M34S</meta:editing-duration>
    <meta:editing-cycles>14</meta:editing-cycles>
    <meta:generator>LibreOffice/4.0.0.3$Linux_X86_64 LibreOffice_project/7545bee9c2a0782548772a21bc84a9dcc583b89</meta:generator>
    <meta:initial-creator>paul </meta:initial-creator>
    <dc:date>2013-02-26T09:56:07</dc:date>
    <dc:creator>paul </dc:creator>
    <meta:document-statistic meta:table-count="6" meta:image-count="1" meta:object-count="0" meta:page-count="6" meta:paragraph-count="146" meta:word-count="1308" meta:character-count="8341" meta:non-whitespace-character-count="6397"/>
  </office:meta>
</office:document-meta>
</file>